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5000000C4B88E9FB261DB2017.png" manifest:media-type="image/png"/>
  <manifest:file-entry manifest:full-path="Pictures/100002010000041D0000032FB03CDEF9D7D15C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21.001cm" table:align="margins"/>
    </style:style>
    <style:style style:name="Tabela1.A" style:family="table-column">
      <style:table-column-properties style:column-width="0.3cm" style:rel-column-width="935*"/>
    </style:style>
    <style:style style:name="Tabela1.B" style:family="table-column">
      <style:table-column-properties style:column-width="5.175cm" style:rel-column-width="16149*"/>
    </style:style>
    <style:style style:name="Tabela1.E" style:family="table-column">
      <style:table-column-properties style:column-width="5.177cm" style:rel-column-width="16153*"/>
    </style:style>
    <style:style style:name="Tabela1.1" style:family="table-row">
      <style:table-row-properties style:row-height="0.6cm"/>
    </style:style>
    <style:style style:name="Tabela1.A1" style:family="table-cell">
      <style:table-cell-properties fo:padding="0.097cm" fo:border="none"/>
    </style:style>
    <style:style style:name="Tabela1.2" style:family="table-row">
      <style:table-row-properties style:row-height="3.2cm"/>
    </style:style>
    <style:style style:name="P1" style:family="paragraph" style:parent-style-name="Table_20_Contents">
      <style:text-properties style:font-name="Ubuntu"/>
    </style:style>
    <style:style style:name="P2" style:family="paragraph" style:parent-style-name="Table_20_Contents">
      <style:text-properties style:font-name="Ubuntu" officeooo:rsid="00259595" officeooo:paragraph-rsid="00241414"/>
    </style:style>
    <style:style style:name="P3" style:family="paragraph" style:parent-style-name="Table_20_Contents">
      <style:text-properties style:font-name="Ubuntu" officeooo:rsid="00259595" officeooo:paragraph-rsid="0029a8ee"/>
    </style:style>
    <style:style style:name="P4" style:family="paragraph" style:parent-style-name="Table_20_Contents">
      <style:text-properties style:font-name="Ubuntu" officeooo:rsid="002954a8" officeooo:paragraph-rsid="0029a8ee"/>
    </style:style>
    <style:style style:name="P5" style:family="paragraph" style:parent-style-name="Table_20_Contents">
      <style:text-properties style:font-name="Ubuntu" officeooo:rsid="002de15c" officeooo:paragraph-rsid="0029a8ee"/>
    </style:style>
    <style:style style:name="P6" style:family="paragraph" style:parent-style-name="Table_20_Contents">
      <style:text-properties style:font-name="Ubuntu" officeooo:rsid="002b8dda" officeooo:paragraph-rsid="0029a8ee"/>
    </style:style>
    <style:style style:name="P7" style:family="paragraph" style:parent-style-name="Table_20_Contents">
      <style:text-properties fo:color="#999999" style:font-name="Ubuntu" officeooo:rsid="002954a8" officeooo:paragraph-rsid="0029a8ee"/>
    </style:style>
    <style:style style:name="P8" style:family="paragraph" style:parent-style-name="Table_20_Contents">
      <style:text-properties style:font-name="Ubuntu" officeooo:rsid="002954a8" officeooo:paragraph-rsid="0029a8ee"/>
    </style:style>
    <style:style style:name="P9" style:family="paragraph" style:parent-style-name="Table_20_Contents">
      <style:text-properties style:font-name="Ubuntu" officeooo:rsid="002de15c" officeooo:paragraph-rsid="0029a8ee"/>
    </style:style>
    <style:style style:name="P10" style:family="paragraph" style:parent-style-name="Table_20_Contents">
      <style:text-properties style:font-name="Ubuntu" officeooo:rsid="002b8dda" officeooo:paragraph-rsid="0029a8ee"/>
    </style:style>
    <style:style style:name="T1" style:family="text">
      <style:text-properties officeooo:rsid="002de15c"/>
    </style:style>
    <style:style style:name="T2" style:family="text">
      <style:text-properties officeooo:rsid="002e3be6"/>
    </style:style>
    <style:style style:name="T3" style:family="text">
      <style:text-properties officeooo:rsid="002b8dda"/>
    </style:style>
    <style:style style:name="fr1" style:family="graphic" style:parent-style-name="Graphics">
      <style:graphic-properties style:run-through="foreground" style:wrap="none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 table:number-columns-repeated="3"/>
        <table:table-column table:style-name="Tabela1.E"/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</table:table-row>
        <table:table-row table:style-name="Tabela1.2"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  <table:table-row table:style-name="Tabela1.2"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  <table:table-row table:style-name="Tabela1.2"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  <table:table-row table:style-name="Tabela1.2"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4"><draw:frame draw:style-name="fr1" draw:name="Obraz1" text:anchor-type="paragraph" svg:width="2.829cm" svg:height="2.191cm" draw:z-index="3"><draw:image xlink:href="Pictures/100002010000041D0000032FB03CDEF9D7D15CDB.png" xlink:type="simple" xlink:show="embed" xlink:actuate="onLoad"/></draw:frame></text:p>
          </table:table-cell>
          <table:table-cell table:style-name="Tabela1.A1" office:value-type="string">
            <text:p text:style-name="P4"><draw:frame draw:style-name="fr1" draw:name="Obraz2" text:anchor-type="paragraph" svg:width="2.829cm" svg:height="2.191cm" draw:z-index="0"><draw:image xlink:href="Pictures/100002010000041D0000032FB03CDEF9D7D15CDB.png" xlink:type="simple" xlink:show="embed" xlink:actuate="onLoad"/></draw:frame></text:p>
          </table:table-cell>
          <table:table-cell table:style-name="Tabela1.A1" office:value-type="string">
            <text:p text:style-name="P4"><draw:frame draw:style-name="fr1" draw:name="Obraz3" text:anchor-type="paragraph" svg:width="2.829cm" svg:height="2.191cm" draw:z-index="1"><draw:image xlink:href="Pictures/100002010000041D0000032FB03CDEF9D7D15CDB.png" xlink:type="simple" xlink:show="embed" xlink:actuate="onLoad"/></draw:frame></text:p>
          </table:table-cell>
          <table:table-cell table:style-name="Tabela1.A1" office:value-type="string">
            <text:p text:style-name="P4"><draw:frame draw:style-name="fr1" draw:name="Obraz4" text:anchor-type="paragraph" svg:width="2.829cm" svg:height="2.191cm" draw:z-index="2"><draw:image xlink:href="Pictures/100002010000041D0000032FB03CDEF9D7D15CDB.png" xlink:type="simple" xlink:show="embed" xlink:actuate="onLoad"/></draw:frame></text:p>
          </table:table-cell>
        </table:table-row>
        <table:table-row table:style-name="Tabela1.2"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4"><draw:frame draw:style-name="fr2" draw:name="Obraz5" text:anchor-type="paragraph" svg:width="2.829cm" svg:height="2.191cm" draw:z-index="7"><draw:image xlink:href="Pictures/100002010000041D0000032FB03CDEF9D7D15CDB.png" xlink:type="simple" xlink:show="embed" xlink:actuate="onLoad"/></draw:frame></text:p>
          </table:table-cell>
          <table:table-cell table:style-name="Tabela1.A1" office:value-type="string">
            <text:p text:style-name="P4"><draw:frame draw:style-name="fr2" draw:name="Obraz6" text:anchor-type="paragraph" svg:width="2.829cm" svg:height="2.191cm" draw:z-index="4"><draw:image xlink:href="Pictures/100002010000041D0000032FB03CDEF9D7D15CDB.png" xlink:type="simple" xlink:show="embed" xlink:actuate="onLoad"/></draw:frame></text:p>
          </table:table-cell>
          <table:table-cell table:style-name="Tabela1.A1" office:value-type="string">
            <text:p text:style-name="P4"><draw:frame draw:style-name="fr2" draw:name="Obraz7" text:anchor-type="paragraph" svg:width="2.829cm" svg:height="2.191cm" draw:z-index="5"><draw:image xlink:href="Pictures/100002010000041D0000032FB03CDEF9D7D15CDB.png" xlink:type="simple" xlink:show="embed" xlink:actuate="onLoad"/></draw:frame></text:p>
          </table:table-cell>
          <table:table-cell table:style-name="Tabela1.A1" office:value-type="string">
            <text:p text:style-name="P4"><draw:frame draw:style-name="fr2" draw:name="Obraz8" text:anchor-type="paragraph" svg:width="2.829cm" svg:height="2.191cm" draw:z-index="6"><draw:image xlink:href="Pictures/100002010000041D0000032FB03CDEF9D7D15CDB.png" xlink:type="simple" xlink:show="embed" xlink:actuate="onLoad"/></draw:frame></text:p>
          </table:table-cell>
        </table:table-row>
        <table:table-row table:style-name="Tabela1.2"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4"><draw:frame draw:style-name="fr1" draw:name="Obraz9" text:anchor-type="paragraph" svg:width="4.279cm" svg:height="0.79cm" draw:z-index="11"><draw:image xlink:href="Pictures/1000020100000425000000C4B88E9FB261DB2017.png" xlink:type="simple" xlink:show="embed" xlink:actuate="onLoad"/></draw:frame></text:p>
          </table:table-cell>
          <table:table-cell table:style-name="Tabela1.A1" office:value-type="string">
            <text:p text:style-name="P4"><draw:frame draw:style-name="fr1" draw:name="Obraz10" text:anchor-type="paragraph" svg:width="4.279cm" svg:height="0.79cm" draw:z-index="8"><draw:image xlink:href="Pictures/1000020100000425000000C4B88E9FB261DB2017.png" xlink:type="simple" xlink:show="embed" xlink:actuate="onLoad"/></draw:frame></text:p>
          </table:table-cell>
          <table:table-cell table:style-name="Tabela1.A1" office:value-type="string">
            <text:p text:style-name="P4"><draw:frame draw:style-name="fr1" draw:name="Obraz11" text:anchor-type="paragraph" svg:width="4.279cm" svg:height="0.79cm" draw:z-index="9"><draw:image xlink:href="Pictures/1000020100000425000000C4B88E9FB261DB2017.png" xlink:type="simple" xlink:show="embed" xlink:actuate="onLoad"/></draw:frame></text:p>
          </table:table-cell>
          <table:table-cell table:style-name="Tabela1.A1" office:value-type="string">
            <text:p text:style-name="P4"><draw:frame draw:style-name="fr1" draw:name="Obraz12" text:anchor-type="paragraph" svg:width="4.279cm" svg:height="0.79cm" draw:z-index="10"><draw:image xlink:href="Pictures/1000020100000425000000C4B88E9FB261DB2017.png" xlink:type="simple" xlink:show="embed" xlink:actuate="onLoad"/></draw:frame></text:p>
          </table:table-cell>
        </table:table-row>
        <table:table-row table:style-name="Tabela1.2"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4"><draw:frame draw:style-name="fr2" draw:name="Obraz13" text:anchor-type="paragraph" svg:width="4.279cm" svg:height="0.79cm" draw:z-index="15"><draw:image xlink:href="Pictures/1000020100000425000000C4B88E9FB261DB2017.png" xlink:type="simple" xlink:show="embed" xlink:actuate="onLoad"/></draw:frame></text:p>
          </table:table-cell>
          <table:table-cell table:style-name="Tabela1.A1" office:value-type="string">
            <text:p text:style-name="P4"><draw:frame draw:style-name="fr2" draw:name="Obraz14" text:anchor-type="paragraph" svg:width="4.279cm" svg:height="0.79cm" draw:z-index="12"><draw:image xlink:href="Pictures/1000020100000425000000C4B88E9FB261DB2017.png" xlink:type="simple" xlink:show="embed" xlink:actuate="onLoad"/></draw:frame></text:p>
          </table:table-cell>
          <table:table-cell table:style-name="Tabela1.A1" office:value-type="string">
            <text:p text:style-name="P4"><draw:frame draw:style-name="fr2" draw:name="Obraz15" text:anchor-type="paragraph" svg:width="4.279cm" svg:height="0.79cm" draw:z-index="13"><draw:image xlink:href="Pictures/1000020100000425000000C4B88E9FB261DB2017.png" xlink:type="simple" xlink:show="embed" xlink:actuate="onLoad"/></draw:frame></text:p>
          </table:table-cell>
          <table:table-cell table:style-name="Tabela1.A1" office:value-type="string">
            <text:p text:style-name="P4"><draw:frame draw:style-name="fr2" draw:name="Obraz16" text:anchor-type="paragraph" svg:width="4.279cm" svg:height="0.79cm" draw:z-index="14"><draw:image xlink:href="Pictures/1000020100000425000000C4B88E9FB261DB2017.png" xlink:type="simple" xlink:show="embed" xlink:actuate="onLoad"/></draw:frame></text:p>
          </table:table-cell>
        </table:table-row>
        <table:table-row table:style-name="Tabela1.2"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  <table:table-row table:style-name="Tabela1.2"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4:45:01.395347574</meta:creation-date>
    <dc:date>2017-09-05T20:02:05.766547710</dc:date>
    <meta:editing-duration>PT1H4M51S</meta:editing-duration>
    <meta:editing-cycles>23</meta:editing-cycles>
    <meta:generator>LibreOffice/5.3.1.2$Linux_X86_64 LibreOffice_project/30m0$Build-2</meta:generator>
    <meta:document-statistic meta:table-count="1" meta:image-count="16" meta:object-count="0" meta:page-count="2" meta:paragraph-count="0" meta:word-count="0" meta:character-count="0" meta:non-whitespace-character-count="0"/>
  </office:meta>
</office:document-meta>
</file>